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16a00e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2193c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36031f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officeooo:rsid="001708df" officeooo:paragraph-rsid="0016a00e" style:font-size-asian="9pt" style:font-size-complex="9pt"/>
    </style:style>
    <style:style style:name="P5" style:family="paragraph" style:parent-style-name="Standard">
      <style:text-properties style:font-name="Consolas" fo:font-size="9pt" officeooo:rsid="001708df" officeooo:paragraph-rsid="002193cb" style:font-size-asian="9pt" style:font-size-complex="9pt"/>
    </style:style>
    <style:style style:name="P6" style:family="paragraph" style:parent-style-name="Standard">
      <style:text-properties style:font-name="Consolas" fo:font-size="9pt" officeooo:rsid="001708df" officeooo:paragraph-rsid="0018a06d" style:font-size-asian="9pt" style:font-size-complex="9pt"/>
    </style:style>
    <style:style style:name="P7" style:family="paragraph" style:parent-style-name="Standard">
      <style:text-properties style:font-name="Consolas" fo:font-size="9pt" officeooo:rsid="001708df" officeooo:paragraph-rsid="00327a28" style:font-size-asian="9pt" style:font-size-complex="9pt"/>
    </style:style>
    <style:style style:name="P8" style:family="paragraph" style:parent-style-name="Standard">
      <style:text-properties style:font-name="Consolas" fo:font-size="9pt" officeooo:rsid="001708df" officeooo:paragraph-rsid="0036031f" style:font-size-asian="9pt" style:font-size-complex="9pt"/>
    </style:style>
    <style:style style:name="P9" style:family="paragraph" style:parent-style-name="Standard">
      <style:text-properties style:font-name="Consolas" fo:font-size="9pt" officeooo:rsid="0016ab7f" officeooo:paragraph-rsid="002a8c26" style:font-size-asian="9pt" style:font-size-complex="9pt"/>
    </style:style>
    <style:style style:name="P10" style:family="paragraph" style:parent-style-name="Standard">
      <style:text-properties style:font-name="Consolas" fo:font-size="9pt" officeooo:rsid="0016ab7f" officeooo:paragraph-rsid="0036031f" style:font-size-asian="9pt" style:font-size-complex="9pt"/>
    </style:style>
    <style:style style:name="P11" style:family="paragraph" style:parent-style-name="Standard">
      <style:text-properties style:font-name="Consolas" fo:font-size="9pt" officeooo:rsid="0016ab7f" officeooo:paragraph-rsid="003848cd" style:font-size-asian="9pt" style:font-size-complex="9pt"/>
    </style:style>
    <style:style style:name="P12" style:family="paragraph" style:parent-style-name="Standard">
      <style:text-properties style:font-name="Consolas" fo:font-size="9pt" officeooo:rsid="001708df" officeooo:paragraph-rsid="003848cd" style:font-size-asian="9pt" style:font-size-complex="9pt"/>
    </style:style>
    <style:style style:name="P13" style:family="paragraph" style:parent-style-name="Standard">
      <style:text-properties style:font-name="Consolas" fo:font-size="9pt" fo:font-weight="bold" officeooo:rsid="001708df" officeooo:paragraph-rsid="0036031f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fo:font-weight="bold" officeooo:rsid="001708df" officeooo:paragraph-rsid="003848c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7f" style:font-weight-asian="bold" style:font-weight-complex="bold"/>
    </style:style>
    <style:style style:name="T3" style:family="text">
      <style:text-properties fo:font-weight="bold" officeooo:rsid="002a8c26" style:font-weight-asian="bold" style:font-weight-complex="bold"/>
    </style:style>
    <style:style style:name="T4" style:family="text">
      <style:text-properties fo:font-weight="bold" officeooo:rsid="00200af4" style:font-weight-asian="bold" style:font-weight-complex="bold"/>
    </style:style>
    <style:style style:name="T5" style:family="text">
      <style:text-properties fo:font-weight="bold" officeooo:rsid="0036847c" style:font-weight-asian="bold" style:font-weight-complex="bold"/>
    </style:style>
    <style:style style:name="T6" style:family="text">
      <style:text-properties fo:font-weight="bold" officeooo:rsid="001da75f" style:font-weight-asian="bold" style:font-weight-complex="bold"/>
    </style:style>
    <style:style style:name="T7" style:family="text">
      <style:text-properties officeooo:rsid="0016ab7f"/>
    </style:style>
    <style:style style:name="T8" style:family="text">
      <style:text-properties officeooo:rsid="001da75f"/>
    </style:style>
    <style:style style:name="T9" style:family="text">
      <style:text-properties officeooo:rsid="00200af4"/>
    </style:style>
    <style:style style:name="T10" style:family="text">
      <style:text-properties officeooo:rsid="00295636"/>
    </style:style>
    <style:style style:name="T11" style:family="text">
      <style:text-properties officeooo:rsid="002a8c2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a8c26" style:font-weight-asian="normal" style:font-weight-complex="normal"/>
    </style:style>
    <style:style style:name="T14" style:family="text">
      <style:text-properties fo:font-weight="normal" officeooo:rsid="00200af4" style:font-weight-asian="normal" style:font-weight-complex="normal"/>
    </style:style>
    <style:style style:name="T15" style:family="text">
      <style:text-properties officeooo:rsid="003095fa"/>
    </style:style>
    <style:style style:name="T16" style:family="text">
      <style:text-properties officeooo:rsid="0031ea45"/>
    </style:style>
    <style:style style:name="T17" style:family="text">
      <style:text-properties officeooo:rsid="00327a28"/>
    </style:style>
    <style:style style:name="T18" style:family="text">
      <style:text-properties officeooo:rsid="003684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line-break/><text:line-break/>Systemdeklaration, <text:s/></text:span><text:span text:style-name="T5">Lennart</text:span><text:span text:style-name="T1">–Stefan</text:span></text:p>
      <text:p text:style-name="P14"/>
      <text:p text:style-name="P12"><text:span text:style-name="T1">1KL</text:span>: 2+<text:span text:style-name="T16">kl</text:span>. <text:span text:style-name="T11">11-13/17-18 bal, el äkta.<text:line-break/> <text:s text:c="4"/>Transfer-svar.</text:span></text:p>
      <text:p text:style-name="P12"><text:span text:style-name="T1">1RU</text:span>: 4+<text:span text:style-name="T16">ru</text:span>. <text:span text:style-name="T7">Obal. Transfer-återbud.</text:span></text:p>
      <text:p text:style-name="P12"><text:span text:style-name="T1">1</text:span><text:span text:style-name="T3">HJ</text:span><text:span text:style-name="T11">, </text:span><text:span text:style-name="T3">1SP</text:span>: 5+<text:span text:style-name="T17">färg</text:span>.</text:p>
      <text:p text:style-name="P12"><text:s text:c="2"/><text:span text:style-name="T7">2/1 utg-krav, Stenberg, Bergen,<text:line-break/> <text:s/>1HÖ-2KL konv, 1RU-2HJ konv, <text:line-break/> <text:s/>Häxan, XY-NT, XYZ, Romex,</text:span></text:p>
      <text:p text:style-name="P11"><text:s text:c="2"/>Neg-X, Supp-X. Good/Bad 2NT.</text:p>
      <text:p text:style-name="P12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3">Stayman. Transfers.</text:span></text:p>
      <text:p text:style-name="P14"/>
      <text:p text:style-name="P12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12"><text:span text:style-name="T1">2RU</text:span>: <text:span text:style-name="T18">a) 5+högfärg. 7-10 zon-beroende.<text:line-break/> <text:s text:c="4"/>b) 21-22 bal.<text:line-break/></text:span><text:span text:style-name="T2">2HÖ</text:span><text:span text:style-name="T7">: 5+färg. <text:s text:c="3"/>3-7 <text:s/>zon-beroende.<text:line-break/><text:line-break/></text:span><text:span text:style-name="T1">2NT: </text:span><text:span text:style-name="T5">23-24 bal.</text:span></text:p>
      <text:p text:style-name="P12"><text:span text:style-name="T1"><text:line-break/>3/4 i färg</text:span> = <text:span text:style-name="T15">Spärr, spelstick</text:span>.</text:p>
      <text:p text:style-name="P12"/>
      <text:p text:style-name="P12"><text:span text:style-name="T1">Mot 1NT</text:span>: <text:span text:style-name="T8">Mixed-</text:span>DONT/<text:span text:style-name="T8">Landy.<text:line-break/></text:span><text:span text:style-name="T6">Mixed raise.</text:span><text:span text:style-name="T8"><text:line-break/></text:span></text:p>
      <text:p text:style-name="P12">Utspel: 10-12. <text:s/></text:p>
      <text:p text:style-name="P12"><text:span text:style-name="T1">Markeringar: Schneider, Malmö, </text:span><text:span text:style-name="T4">Lav</text:span><text:span text:style-name="T1"><text:line-break/><text:line-break/><text:line-break/><text:line-break/><text:line-break/><text:line-break/><text:line-break/>Systemdeklaration, <text:s/></text:span><text:span text:style-name="T5">Lennart</text:span><text:span text:style-name="T1">–Stefan</text:span></text:p>
      <text:p text:style-name="P14"/>
      <text:p text:style-name="P12"><text:span text:style-name="T1">1KL</text:span>: 2+<text:span text:style-name="T16">kl</text:span>. <text:span text:style-name="T11">11-13/17-18 bal, el äkta.<text:line-break/> <text:s text:c="4"/>Transfer-svar.</text:span></text:p>
      <text:p text:style-name="P12"><text:span text:style-name="T1">1RU</text:span>: 4+<text:span text:style-name="T16">ru</text:span>. <text:span text:style-name="T7">Obal. Transfer-återbud.</text:span></text:p>
      <text:p text:style-name="P12"><text:span text:style-name="T1">1</text:span><text:span text:style-name="T3">HJ</text:span><text:span text:style-name="T11">, </text:span><text:span text:style-name="T3">1SP</text:span>: 5+<text:span text:style-name="T17">färg</text:span>.</text:p>
      <text:p text:style-name="P12"><text:s text:c="2"/><text:span text:style-name="T7">2/1 utg-krav, Stenberg, Bergen,<text:line-break/> <text:s/>1HÖ-2KL konv, 1RU-2HJ konv, <text:line-break/> <text:s/>Häxan, XY-NT, XYZ, Romex,</text:span></text:p>
      <text:p text:style-name="P11"><text:s text:c="2"/>Neg-X, Supp-X. Good/Bad 2NT.</text:p>
      <text:p text:style-name="P12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3">Stayman. Transfers.</text:span></text:p>
      <text:p text:style-name="P14"/>
      <text:p text:style-name="P12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12"><text:span text:style-name="T1">2RU</text:span>: <text:span text:style-name="T18">a) 5+högfärg. 7-10 zon-beroende.<text:line-break/> <text:s text:c="4"/>b) 21-22 bal.<text:line-break/></text:span><text:span text:style-name="T2">2HÖ</text:span><text:span text:style-name="T7">: 5+färg. <text:s text:c="3"/>3-7 <text:s/>zon-beroende.<text:line-break/><text:line-break/></text:span><text:span text:style-name="T1">2NT: </text:span><text:span text:style-name="T5">23-24 bal.</text:span></text:p>
      <text:p text:style-name="P12"><text:span text:style-name="T1"><text:line-break/>3/4 i färg</text:span> = <text:span text:style-name="T15">Spärr, spelstick</text:span>.</text:p>
      <text:p text:style-name="P12"/>
      <text:p text:style-name="P12"><text:span text:style-name="T1">Mot 1NT</text:span>: <text:span text:style-name="T8">Mixed-</text:span>DONT/<text:span text:style-name="T8">Landy.<text:line-break/></text:span><text:span text:style-name="T6">Mixed raise.</text:span><text:span text:style-name="T8"><text:line-break/></text:span></text:p>
      <text:p text:style-name="P12">Utspel: 10-12. <text:s/></text:p>
      <text:p text:style-name="P12"><text:span text:style-name="T1">Markeringar: Schneider, Malmö, </text:span><text:span text:style-name="T4">Lav</text:span><text:span text:style-name="T1"><text:line-break/><text:line-break/><text:line-break/><text:line-break/><text:line-break/><text:line-break/><text:line-break/><text:line-break/><text:line-break/><text:line-break/><text:line-break/><text:line-break/>Systemdeklaration, <text:s/></text:span><text:span text:style-name="T5">Lennart</text:span><text:span text:style-name="T1">–Stefan</text:span></text:p>
      <text:p text:style-name="P14"/>
      <text:p text:style-name="P12"><text:span text:style-name="T1">1KL</text:span>: 2+<text:span text:style-name="T16">kl</text:span>. <text:span text:style-name="T11">11-13/17-18 bal, el äkta.<text:line-break/> <text:s text:c="4"/>Transfer-svar.</text:span></text:p>
      <text:p text:style-name="P12"><text:span text:style-name="T1">1RU</text:span>: 4+<text:span text:style-name="T16">ru</text:span>. <text:span text:style-name="T7">Obal. Transfer-återbud.</text:span></text:p>
      <text:p text:style-name="P12"><text:span text:style-name="T1">1</text:span><text:span text:style-name="T3">HJ</text:span><text:span text:style-name="T11">, </text:span><text:span text:style-name="T3">1SP</text:span>: 5+<text:span text:style-name="T17">färg</text:span>.</text:p>
      <text:p text:style-name="P12"><text:s text:c="2"/><text:span text:style-name="T7">2/1 utg-krav, Stenberg, Bergen,<text:line-break/> <text:s/>1HÖ-2KL konv, 1RU-2HJ konv, <text:line-break/> <text:s/>Häxan, XY-NT, XYZ, Romex,</text:span></text:p>
      <text:p text:style-name="P11"><text:s text:c="2"/>Neg-X, Supp-X. Good/Bad 2NT.</text:p>
      <text:p text:style-name="P12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3">Stayman. Transfers.</text:span></text:p>
      <text:p text:style-name="P14"/>
      <text:p text:style-name="P12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12"><text:span text:style-name="T1">2RU</text:span>: <text:span text:style-name="T18">a) 5+högfärg. 7-10 zon-beroende.<text:line-break/> <text:s text:c="4"/>b) 21-22 bal.<text:line-break/></text:span><text:span text:style-name="T2">2HÖ</text:span><text:span text:style-name="T7">: 5+färg. <text:s text:c="3"/>3-7 <text:s/>zon-beroende.<text:line-break/><text:line-break/></text:span><text:span text:style-name="T1">2NT: </text:span><text:span text:style-name="T5">23-24 bal.</text:span></text:p>
      <text:p text:style-name="P12"><text:span text:style-name="T1"><text:line-break/>3/4 i färg</text:span> = <text:span text:style-name="T15">Spärr, spelstick</text:span>.</text:p>
      <text:p text:style-name="P12"/>
      <text:p text:style-name="P12"><text:span text:style-name="T1">Mot 1NT</text:span>: <text:span text:style-name="T8">Mixed-</text:span>DONT/<text:span text:style-name="T8">Landy.<text:line-break/></text:span><text:span text:style-name="T6">Mixed raise.</text:span><text:span text:style-name="T8"><text:line-break/></text:span></text:p>
      <text:p text:style-name="P12">Utspel: 10-12. <text:s/></text:p>
      <text:p text:style-name="P12"><text:span text:style-name="T1">Markeringar: Schneider, Malmö, </text:span><text:span text:style-name="T4">Lav</text:span><text:span text:style-name="T1"><text:line-break/><text:line-break/><text:line-break/><text:line-break/><text:line-break/><text:line-break/><text:line-break/>Systemdeklaration, <text:s/></text:span><text:span text:style-name="T5">Lennart</text:span><text:span text:style-name="T1">–Stefan</text:span></text:p>
      <text:p text:style-name="P14"/>
      <text:p text:style-name="P12"><text:span text:style-name="T1">1KL</text:span>: 2+<text:span text:style-name="T16">kl</text:span>. <text:span text:style-name="T11">11-13/17-18 bal, el äkta.<text:line-break/> <text:s text:c="4"/>Transfer-svar.</text:span></text:p>
      <text:p text:style-name="P12"><text:span text:style-name="T1">1RU</text:span>: 4+<text:span text:style-name="T16">ru</text:span>. <text:span text:style-name="T7">Obal. Transfer-återbud.</text:span></text:p>
      <text:p text:style-name="P12"><text:span text:style-name="T1">1</text:span><text:span text:style-name="T3">HJ</text:span><text:span text:style-name="T11">, </text:span><text:span text:style-name="T3">1SP</text:span>: 5+<text:span text:style-name="T17">färg</text:span>.</text:p>
      <text:p text:style-name="P12"><text:s text:c="2"/><text:span text:style-name="T7">2/1 utg-krav, Stenberg, Bergen,<text:line-break/> <text:s/>1HÖ-2KL konv, 1RU-2HJ konv, <text:line-break/> <text:s/>Häxan, XY-NT, XYZ, Romex,</text:span></text:p>
      <text:p text:style-name="P11"><text:s text:c="2"/>Neg-X, Supp-X. Good/Bad 2NT.</text:p>
      <text:p text:style-name="P12"><text:span text:style-name="T1"><text:line-break/>1NT: 1</text:span><text:span text:style-name="T3">4</text:span><text:span text:style-name="T1">-1</text:span><text:span text:style-name="T3">6</text:span><text:span text:style-name="T1">. </text:span><text:span text:style-name="T13">Stayman. Transfers.</text:span></text:p>
      <text:p text:style-name="P14"/>
      <text:p text:style-name="P12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12"><text:span text:style-name="T1">2RU</text:span>: <text:span text:style-name="T18">a) 5+högfärg. 7-10 zon-beroende.<text:line-break/> <text:s text:c="4"/>b) 21-22 bal.<text:line-break/></text:span><text:span text:style-name="T2">2HÖ</text:span><text:span text:style-name="T7">: 5+färg. <text:s text:c="3"/>3-7 <text:s/>zon-beroende.<text:line-break/><text:line-break/></text:span><text:span text:style-name="T1">2NT: </text:span><text:span text:style-name="T5">23-24 bal.</text:span></text:p>
      <text:p text:style-name="P12"><text:span text:style-name="T1"><text:line-break/>3/4 i färg</text:span> = <text:span text:style-name="T15">Spärr, spelstick</text:span>.</text:p>
      <text:p text:style-name="P12"/>
      <text:p text:style-name="P12"><text:span text:style-name="T1">Mot 1NT</text:span>: <text:span text:style-name="T8">Mixed-</text:span>DONT/<text:span text:style-name="T8">Landy.<text:line-break/></text:span><text:span text:style-name="T6">Mixed raise.</text:span><text:span text:style-name="T8"><text:line-break/></text:span></text:p>
      <text:p text:style-name="P12">Utspel: 10-12. <text:s/></text:p>
      <text:p text:style-name="P12"><text:span text:style-name="T1">Markeringar: Schneider, Malmö, </text:span><text:span text:style-name="T4">Lav</text:span><text:span text:style-name="T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2-17T11:01:30.065000000</meta:print-date>
    <dc:date>2018-05-18T00:54:33.526000000</dc:date>
    <meta:editing-duration>PT1H9M1S</meta:editing-duration>
    <meta:editing-cycles>41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49" meta:word-count="328" meta:character-count="2438" meta:non-whitespace-character-count="1956"/>
  </office:meta>
</office:document-meta>
</file>